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office:value-type="float" office:value="4490131" calcext:value-type="float">
            <text:p>4490131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51956" calcext:value-type="float">
            <text:p>651956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6" office:value-type="float" office:value="39342153" calcext:value-type="float">
            <text:p>39342153</text:p>
          </table:table-cell>
          <table:table-cell table:style-name="ce26" office:value-type="float" office:value="65506" calcext:value-type="float">
            <text:p>65506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92963" calcext:value-type="float">
            <text:p>4292963</text:p>
          </table:table-cell>
          <table:table-cell table:style-name="ce26" office:value-type="float" office:value="6681" calcext:value-type="float">
            <text:p>668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office:value-type="float" office:value="4503233" calcext:value-type="float">
            <text:p>4503233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26" office:value-type="float" office:value="653405" calcext:value-type="float">
            <text:p>65340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39540401" calcext:value-type="float">
            <text:p>39540401</text:p>
          </table:table-cell>
          <table:table-cell table:style-name="ce26" office:value-type="float" office:value="65620" calcext:value-type="float">
            <text:p>65620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26" office:value-type="float" office:value="4309334" calcext:value-type="float">
            <text:p>4309334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office:value-type="float" office:value="4512327" calcext:value-type="float">
            <text:p>4512327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4381" calcext:value-type="float">
            <text:p>65438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39617417" calcext:value-type="float">
            <text:p>39617417</text:p>
          </table:table-cell>
          <table:table-cell table:style-name="ce26" office:value-type="float" office:value="65686" calcext:value-type="float">
            <text:p>65686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15343" calcext:value-type="float">
            <text:p>431534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1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22:46:18.8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8T22:48:51.422000000</dc:date>
    <meta:editing-duration>PT6H9M</meta:editing-duration>
    <meta:editing-cycles>78</meta:editing-cycles>
    <meta:generator>LibreOffice/7.2.0.4$Windows_X86_64 LibreOffice_project/9a9c6381e3f7a62afc1329bd359cc48accb6435b</meta:generator>
    <meta:document-statistic meta:table-count="1" meta:cell-count="4924" meta:object-count="0"/>
  </office:meta>
</office:document-meta>
</file>